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2.168cm"/>
    </style:style>
    <style:style style:name="co19" style:family="table-column">
      <style:table-column-properties fo:break-before="auto" style:column-width="0.499cm"/>
    </style:style>
    <style:style style:name="co20" style:family="table-column">
      <style:table-column-properties fo:break-before="auto" style:column-width="1.281cm"/>
    </style:style>
    <style:style style:name="co21" style:family="table-column">
      <style:table-column-properties fo:break-before="auto" style:column-width="1.58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hp</text:p>
          </table:table-cell>
          <table:table-cell office:value-type="string">
            <text:p>attack</text:p>
          </table:table-cell>
          <table:table-cell office:value-type="string">
            <text:p>accuracy</text:p>
          </table:table-cell>
          <table:table-cell office:value-type="string">
            <text:p>hits</text:p>
          </table:table-cell>
          <table:table-cell office:value-type="string">
            <text:p>critical</text:p>
          </table:table-cell>
          <table:table-cell office:value-type="string">
            <text:p>defense</text:p>
          </table:table-cell>
          <table:table-cell office:value-type="string">
            <text:p>evasion</text:p>
          </table:table-cell>
          <table:table-cell office:value-type="string">
            <text:p>magicDefense</text:p>
          </table:table-cell>
          <table:table-cell office:value-type="string">
            <text:p>morale</text:p>
          </table:table-cell>
          <table:table-cell office:value-type="string">
            <text:p>statusAttack</text:p>
          </table:table-cell>
          <table:table-cell office:value-type="string">
            <text:p>element</text:p>
          </table:table-cell>
          <table:table-cell office:value-type="string">
            <text:p>type</text:p>
          </table:table-cell>
          <table:table-cell office:value-type="string">
            <text:p>weaknesses</text:p>
          </table:table-cell>
          <table:table-cell office:value-type="string">
            <text:p>resistances</text:p>
          </table:table-cell>
          <table:table-cell office:value-type="string">
            <text:p>spellChance</text:p>
          </table:table-cell>
          <table:table-cell office:value-type="string">
            <text:p>spells</text:p>
          </table:table-cell>
          <table:table-cell office:value-type="string">
            <text:p>skillChance</text:p>
          </table:table-cell>
          <table:table-cell office:value-type="string">
            <text:p>skills</text:p>
          </table:table-cell>
          <table:table-cell office:value-type="string">
            <text:p>gold</text:p>
          </table:table-cell>
          <table:table-cell office:value-type="string">
            <text:p>exp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ROLL</text:p>
          </table:table-cell>
          <table:table-cell office:value-type="float" office:value="184">
            <text:p>18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table:number-columns-repeated="2" office:value-type="string">
            <text:p>null</text:p>
          </table:table-cell>
          <table:table-cell office:value-type="string">
            <text:p>[Status,Psn/Stn,Time,Death,Fire,Ice,Lightning,Earth]</text:p>
          </table:table-cell>
          <table:table-cell office:value-type="float" office:value="64">
            <text:p>64</text:p>
          </table:table-cell>
          <table:table-cell office:value-type="string">
            <text:p>[ICE3,LIT3,SLOW2,CUR4,FIR3,ICE2,FAST,NUKE]</text:p>
          </table:table-cell>
          <table:table-cell office:value-type="float" office:value="64">
            <text:p>64</text:p>
          </table:table-cell>
          <table:table-cell office:value-type="string">
            <text:p>[CRACK,INFERNO,SWIRL,TORNADO]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rost D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64">
            <text:p>64</text:p>
          </table:table-cell>
          <table:table-cell office:value-type="string">
            <text:p>[STOP,ZAP!,XFER,BRAK,RUB,HOLD,MUTE,SLOW]</text:p>
          </table:table-cell>
          <table:table-cell office:value-type="float" office:value="64">
            <text:p>64</text:p>
          </table:table-cell>
          <table:table-cell office:value-type="string">
            <text:p>[GLARE,GLARE,GLARE,GLARE]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YZOKU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ONE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IMP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OLF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OMBI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AHAG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PIDER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IR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ddEY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8">
            <text:p>128</text:p>
          </table:table-cell>
          <table:table-cell office:value-type="string">
            <text:p>[GAZE,GAZE,GAZE,GAZE]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EEP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MADPONY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CUM</text:p>
          </table:table-cell>
          <table:table-cell office:value-type="float" office:value="24">
            <text:p>24</text:p>
          </table:table-cell>
          <table:table-cell table:number-columns-repeated="4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Fire,Ic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HADOW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Blind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WOLF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HOUL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.SAHAG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5">
            <text:p>10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EIST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GARLAND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50">
            <text:p>250</text:p>
          </table:table-cell>
          <table:table-cell office:value-type="float" office:value="130">
            <text:p>13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GARGOYLE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rWOLF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RACHNID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ECTER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GUANA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OBRA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CTRIC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string">
            <text:p>Petrifiy</text:p>
          </table:table-cell>
          <table:table-cell office:value-type="string">
            <text:p>Psn/Stn</text:p>
          </table:table-cell>
          <table:table-cell table:number-columns-repeated="2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RAWL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Paralysis</text:p>
          </table:table-cell>
          <table:table-cell office:value-type="string">
            <text:p>Status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GRE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95">
            <text:p>19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ORPION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MAGE</text:p>
          </table:table-cell>
          <table:table-cell office:value-type="float" office:value="86">
            <text:p>86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231">
            <text:p>231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ARIBE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OZE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string">
            <text:p>[Fire,Ic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52">
            <text:p>25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UCK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HARK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6">
            <text:p>66</text:p>
          </table:table-cell>
          <table:table-cell office:value-type="float" office:value="267">
            <text:p>26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IZARD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[Magical,Aquatic]</text:p>
          </table:table-cell>
          <table:table-cell office:value-type="string">
            <text:p>null</text:p>
          </table:table-cell>
          <table:table-cell office:value-type="string">
            <text:p>[Status,Psn/Stn,Fire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rOGRE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282">
            <text:p>282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HYENA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UMMY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string">
            <text:p>Sleep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.BONE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78">
            <text:p>378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JIMERA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string">
            <text:p>null</text:p>
          </table:table-cell>
          <table:table-cell office:value-type="string">
            <text:p>Psn/Stn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Fire,Ice,Earth]</text:p>
          </table:table-cell>
          <table:table-cell office:value-type="float" office:value="64">
            <text:p>64</text:p>
          </table:table-cell>
          <table:table-cell office:value-type="string">
            <text:p>[FIR2,HOLD,FIRE,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87">
            <text:p>38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WOLF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FROST,FROST,FROST,FROST]</text:p>
          </table:table-cell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ERILISK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SQUINT,SQUINT,SQUINT,SQUINT]</text:p>
          </table:table-cell>
          <table:table-cell office:value-type="float" office:value="500">
            <text:p>500</text:p>
          </table:table-cell>
          <table:table-cell office:value-type="float" office:value="423">
            <text:p>42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RAITH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32">
            <text:p>432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IGER</text:p>
          </table:table-cell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438">
            <text:p>438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ULL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89">
            <text:p>489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R.CARIBE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6">
            <text:p>46</text:p>
          </table:table-cell>
          <table:table-cell office:value-type="float" office:value="546">
            <text:p>54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NCAT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96">
            <text:p>96</text:p>
          </table:table-cell>
          <table:table-cell office:value-type="string">
            <text:p>[FIR2,SLOW,DARK,SLEP,FIRE,LIT,CURE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603">
            <text:p>603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IAMAT2</text:p>
          </table:table-cell>
          <table:table-cell office:value-type="float" office:value="1100">
            <text:p>110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Regenerative]</text:p>
          </table:table-cell>
          <table:table-cell office:value-type="string">
            <text:p>[Fire]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621">
            <text:p>62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OBSTER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639">
            <text:p>63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EDUSA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699">
            <text:p>69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zOGRE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[Giant,Mage,Regenerative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64">
            <text:p>64</text:p>
          </table:table-cell>
          <table:table-cell office:value-type="string">
            <text:p>[RUSE,DARK,SLEP,HOLD,ICE2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723">
            <text:p>72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ATMAN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780">
            <text:p>78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KARY2</text:p>
          </table:table-cell>
          <table:table-cell office:value-type="float" office:value="700">
            <text:p>70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float" office:value="183">
            <text:p>183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00">
            <text:p>900</text:p>
          </table:table-cell>
          <table:table-cell office:value-type="float" office:value="816">
            <text:p>816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M</text:p>
          </table:table-cell>
          <table:table-cell office:value-type="float" office:value="448">
            <text:p>448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string">
            <text:p>Death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RANCE.TRANCE,TRANCE,TRANCE]</text:p>
          </table:table-cell>
          <table:table-cell office:value-type="float" office:value="999">
            <text:p>999</text:p>
          </table:table-cell>
          <table:table-cell office:value-type="float" office:value="822">
            <text:p>822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LICH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0">
            <text:p>500</text:p>
          </table:table-cell>
          <table:table-cell office:value-type="float" office:value="843">
            <text:p>843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LICH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,Regenerative]</text:p>
          </table:table-cell>
          <table:table-cell office:value-type="string">
            <text:p>[Lightning]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52">
            <text:p>852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ORCERER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79">
            <text:p>879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IAMAT</text:p>
          </table:table-cell>
          <table:table-cell office:value-type="float" office:value="1000">
            <text:p>1000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82">
            <text:p>88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RockGOL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10">
            <text:p>110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15">
            <text:p>915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BADMAN</text:p>
          </table:table-cell>
          <table:table-cell office:value-type="float" office:value="260">
            <text:p>260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,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957">
            <text:p>95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zMUMMY</text:p>
          </table:table-cell>
          <table:table-cell office:value-type="float" office:value="188">
            <text:p>18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string">
            <text:p>Sleep</text:p>
          </table:table-cell>
          <table:table-cell office:value-type="string">
            <text:p>Psn/Stn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984">
            <text:p>98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HOST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990">
            <text:p>9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VILMAN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50">
            <text:p>1050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ABER T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[RUB,LIT3,FIR3,BANE,SLO2,FIR3,STUN,LIT3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95">
            <text:p>109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LIME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00">
            <text:p>900</text:p>
          </table:table-cell>
          <table:table-cell office:value-type="float" office:value="1101">
            <text:p>1101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FIGHTER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160">
            <text:p>116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AGE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173">
            <text:p>117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UARD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173">
            <text:p>1173</text:p>
          </table:table-cell>
          <table:table-cell office:value-type="string">
            <text:p>medum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KRAKEN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SCORCH,SCORCH,SCORCH,SCORCH]</text:p>
          </table:table-cell>
          <table:table-cell office:value-type="float" office:value="600">
            <text:p>600</text:p>
          </table:table-cell>
          <table:table-cell office:value-type="float" office:value="1182">
            <text:p>118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IronGOL</text:p>
          </table:table-cell>
          <table:table-cell office:value-type="float" office:value="304">
            <text:p>30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111">
            <text:p>111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1194">
            <text:p>119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AMPIRE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2000">
            <text:p>2000</text:p>
          </table:table-cell>
          <table:table-cell office:value-type="float" office:value="1200">
            <text:p>120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KARY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CREMATE]</text:p>
          </table:table-cell>
          <table:table-cell office:value-type="float" office:value="400">
            <text:p>400</text:p>
          </table:table-cell>
          <table:table-cell office:value-type="float" office:value="1215">
            <text:p>121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MEDUSA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1218">
            <text:p>1218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ITEMAR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">
            <text:p>400</text:p>
          </table:table-cell>
          <table:table-cell office:value-type="float" office:value="1224">
            <text:p>122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lue D</text:p>
          </table:table-cell>
          <table:table-cell office:value-type="float" office:value="454">
            <text:p>454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2">
            <text:p>102</text:p>
          </table:table-cell>
          <table:table-cell office:value-type="float" office:value="1224">
            <text:p>122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udGOL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]</text:p>
          </table:table-cell>
          <table:table-cell office:value-type="float" office:value="32">
            <text:p>32</text:p>
          </table:table-cell>
          <table:table-cell office:value-type="string">
            <text:p>[FAST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257">
            <text:p>1257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NAOCHO</text:p>
          </table:table-cell>
          <table:table-cell office:value-type="float" office:value="344">
            <text:p>344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800">
            <text:p>1800</text:p>
          </table:table-cell>
          <table:table-cell office:value-type="float" office:value="1263">
            <text:p>126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HAOS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SNORTING,SNORTING,SNORTING,SNORTING]</text:p>
          </table:table-cell>
          <table:table-cell office:value-type="float" office:value="700">
            <text:p>700</text:p>
          </table:table-cell>
          <table:table-cell office:value-type="float" office:value="1272">
            <text:p>1272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MANTICOR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STINGER,STINGER,STINGER,STINGER]</text:p>
          </table:table-cell>
          <table:table-cell office:value-type="float" office:value="650">
            <text:p>650</text:p>
          </table:table-cell>
          <table:table-cell office:value-type="float" office:value="1317">
            <text:p>1317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SENTRY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1428">
            <text:p>1428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R.HYDRA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506">
            <text:p>150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IR</text:p>
          </table:table-cell>
          <table:table-cell office:value-type="float" office:value="358">
            <text:p>358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Fire]</text:p>
          </table:table-cell>
          <table:table-cell office:value-type="string">
            <text:p>[Status,Psn/Stn,Death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68">
            <text:p>768</text:p>
          </table:table-cell>
          <table:table-cell office:value-type="float" office:value="1536">
            <text:p>153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HIMERA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Status,Psn/Stn,Death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7">
            <text:p>807</text:p>
          </table:table-cell>
          <table:table-cell office:value-type="float" office:value="1614">
            <text:p>161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ATER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620">
            <text:p>1620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WYVERN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, 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">
            <text:p>400</text:p>
          </table:table-cell>
          <table:table-cell office:value-type="float" office:value="1671">
            <text:p>167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eaTROLL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Fire,Lightning]</text:p>
          </table:table-cell>
          <table:table-cell office:value-type="string">
            <text:p>[Psn/Stn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BLIZZARD,BLIZZARD,BLIZZARD]</text:p>
          </table:table-cell>
          <table:table-cell office:value-type="float" office:value="2000">
            <text:p>2000</text:p>
          </table:table-cell>
          <table:table-cell office:value-type="float" office:value="1701">
            <text:p>1701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NKYLO</text:p>
          </table:table-cell>
          <table:table-cell office:value-type="float" office:value="352">
            <text:p>352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752">
            <text:p>1752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WYRM</text:p>
          </table:table-cell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1890">
            <text:p>18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AGA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962">
            <text:p>1962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AURIA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office:value-type="float" office:value="658">
            <text:p>658</text:p>
          </table:table-cell>
          <table:table-cell office:value-type="float" office:value="1977">
            <text:p>197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EDE</text:p>
          </table:table-cell>
          <table:table-cell office:value-type="float" office:value="222">
            <text:p>22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Psn/Stn,Fire,Ice,Lightning]</text:p>
          </table:table-cell>
          <table:table-cell office:value-type="float" office:value="48">
            <text:p>48</text:p>
          </table:table-cell>
          <table:table-cell office:value-type="string">
            <text:p>[FIR3,RUB,FIR3,RUB,FIR3,STUN,FIR3,STUN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ZomBULL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Fire,Ice,Lightning,Earth]</text:p>
          </table:table-cell>
          <table:table-cell office:value-type="float" office:value="64">
            <text:p>64</text:p>
          </table:table-cell>
          <table:table-cell office:value-type="string">
            <text:p>[BANE,ICE2,LIT2,FIR2,BANE,ICE2,LIT2,FIR2]</text:p>
          </table:table-cell>
          <table:table-cell office:value-type="float" office:value="64">
            <text:p>64</text:p>
          </table:table-cell>
          <table:table-cell office:value-type="string">
            <text:p>[THUNDER,POISON,BLIZZARD,BLAZE]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CHO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]</text:p>
          </table:table-cell>
          <table:table-cell office:value-type="string">
            <text:p>null</text:p>
          </table:table-cell>
          <table:table-cell office:value-type="string">
            <text:p>[Status,Psn/Stn,Death,Ice]</text:p>
          </table:table-cell>
          <table:table-cell office:value-type="float" office:value="96">
            <text:p>96</text:p>
          </table:table-cell>
          <table:table-cell office:value-type="string">
            <text:p>[NUKE,STOP,ZAP!,XXXX,NUKE,STOP,ZAP!,XXXX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igEYE</text:p>
          </table:table-cell>
          <table:table-cell office:value-type="float" office:value="304">
            <text:p>30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null</text:p>
          </table:table-cell>
          <table:table-cell office:value-type="string">
            <text:p>[Fire,Earth]</text:p>
          </table:table-cell>
          <table:table-cell office:value-type="float" office:value="48">
            <text:p>48</text:p>
          </table:table-cell>
          <table:table-cell office:value-type="string">
            <text:p>[LIT2,LIT2,LIT2,LIT2,LIT2,LIT2,LIT2,LIT2]</text:p>
          </table:table-cell>
          <table:table-cell office:value-type="float" office:value="32">
            <text:p>32</text:p>
          </table:table-cell>
          <table:table-cell office:value-type="string">
            <text:p>[INK,INK,INK,INK]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rNAGA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CREMATE,CREMATE]</text:p>
          </table:table-cell>
          <table:table-cell office:value-type="float" office:value="2500">
            <text:p>2500</text:p>
          </table:table-cell>
          <table:table-cell office:value-type="float" office:value="2064">
            <text:p>206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as D</text:p>
          </table:table-cell>
          <table:table-cell office:value-type="float" office:value="352">
            <text:p>352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96">
            <text:p>96</text:p>
          </table:table-cell>
          <table:table-cell office:value-type="string">
            <text:p>[ICE2,SLP2,FAST,LIT2,HOLD,FIR2,SLOW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200">
            <text:p>2200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rey W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  <table:table-cell table:number-columns-repeated="4" office:value-type="string">
            <text:p>null</text:p>
          </table:table-cell>
          <table:table-cell office:value-type="string">
            <text:p>[Fire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2244">
            <text:p>2244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R.GOYLE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96">
            <text:p>96</text:p>
          </table:table-cell>
          <table:table-cell office:value-type="string">
            <text:p>[RUB,SLO2,FAST,FIR2,LIT2,SLOW,DARK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2250">
            <text:p>225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YDRA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Dragon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99">
            <text:p>999</text:p>
          </table:table-cell>
          <table:table-cell office:value-type="float" office:value="2331">
            <text:p>233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STOS</text:p>
          </table:table-cell>
          <table:table-cell office:value-type="float" office:value="168">
            <text:p>16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Aquatic,Mage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96">
            <text:p>96</text:p>
          </table:table-cell>
          <table:table-cell office:value-type="string">
            <text:p>[LIT2,HOLD,SLOW,DARK,LIT,LOCK,SLEP,LIT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2355">
            <text:p>2355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EARTH</text:p>
          </table:table-cell>
          <table:table-cell office:value-type="float" office:value="288">
            <text:p>288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2361">
            <text:p>236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arMECH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48">
            <text:p>48</text:p>
          </table:table-cell>
          <table:table-cell office:value-type="string">
            <text:p>[SLOW,SLOW,SLOW,SLOW,SLOW,SLOW,SLOW,SLOW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2385">
            <text:p>238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zVAMP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32">
            <text:p>32</text:p>
          </table:table-cell>
          <table:table-cell office:value-type="string">
            <text:p>[AFIR,MUTE,ICE2,ICE2,LIT2,LIT2,FIR2,FIR2]</text:p>
          </table:table-cell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3000">
            <text:p>3000</text:p>
          </table:table-cell>
          <table:table-cell office:value-type="float" office:value="2385">
            <text:p>2385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TYRO</text:p>
          </table:table-cell>
          <table:table-cell office:value-type="float" office:value="480">
            <text:p>48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HEAT,HEAT,HEAT,HEAT]</text:p>
          </table:table-cell>
          <table:table-cell office:value-type="float" office:value="1200">
            <text:p>1200</text:p>
          </table:table-cell>
          <table:table-cell office:value-type="float" office:value="2472">
            <text:p>247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HANTOM</text:p>
          </table:table-cell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[Status]</text:p>
          </table:table-cell>
          <table:table-cell office:value-type="string">
            <text:p>[Psn/Stn,Fire,Ice,Lightning]</text:p>
          </table:table-cell>
          <table:table-cell office:value-type="float" office:value="48">
            <text:p>48</text:p>
          </table:table-cell>
          <table:table-cell office:value-type="string">
            <text:p>[FIR2,DARK,FIR2,DARK,FIR2,HOLD,FIR2,HOLD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475">
            <text:p>2475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R.ANKYLO</text:p>
          </table:table-cell>
          <table:table-cell office:value-type="float" office:value="256">
            <text:p>2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KRAKEN2</text:p>
          </table:table-cell>
          <table:table-cell office:value-type="float" office:value="900">
            <text:p>900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ACK,CRACK,CRACK,CRACK]</text:p>
          </table:table-cell>
          <table:table-cell office:value-type="float" office:value="900">
            <text:p>900</text:p>
          </table:table-cell>
          <table:table-cell office:value-type="float" office:value="2638">
            <text:p>263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rPEDE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]</text:p>
          </table:table-cell>
          <table:table-cell office:value-type="float" office:value="32">
            <text:p>32</text:p>
          </table:table-cell>
          <table:table-cell office:value-type="string">
            <text:p>[XFER,NUKE,XFER,XXXX,BLND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700">
            <text:p>27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GAMA</text:p>
          </table:table-cell>
          <table:table-cell office:value-type="float" office:value="296">
            <text:p>296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Psn/Stn,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BLAZE,BLAZE,BLAZE]</text:p>
          </table:table-cell>
          <table:table-cell office:value-type="float" office:value="4000">
            <text:p>4000</text:p>
          </table:table-cell>
          <table:table-cell office:value-type="float" office:value="2904">
            <text:p>290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IRE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0">
            <text:p>500</text:p>
          </table:table-cell>
          <table:table-cell office:value-type="float" office:value="3189">
            <text:p>3189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EYE</text:p>
          </table:table-cell>
          <table:table-cell office:value-type="float" office:value="162">
            <text:p>16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80">
            <text:p>80</text:p>
          </table:table-cell>
          <table:table-cell office:value-type="string">
            <text:p>[XXXX,BRAK,RUB,LIT2,HOLD,MUTE,SLOW,SLEP]</text:p>
          </table:table-cell>
          <table:table-cell office:value-type="float" office:value="80">
            <text:p>80</text:p>
          </table:table-cell>
          <table:table-cell office:value-type="string">
            <text:p>[GLANCE,SQUINT,GAZE,STARE]</text:p>
          </table:table-cell>
          <table:table-cell table:number-columns-repeated="2" office:value-type="float" office:value="3225">
            <text:p>3225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.GIANT</text:p>
          </table:table-cell>
          <table:table-cell office:value-type="float" office:value="300">
            <text:p>30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Fire]</text:p>
          </table:table-cell>
          <table:table-cell office:value-type="string">
            <text:p>[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HUNDER,THUNDER,THUNDER]</text:p>
          </table:table-cell>
          <table:table-cell office:value-type="float" office:value="2000">
            <text:p>2000</text:p>
          </table:table-cell>
          <table:table-cell office:value-type="float" office:value="3274">
            <text:p>327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zSAHAG</text:p>
          </table:table-cell>
          <table:table-cell office:value-type="float" office:value="204">
            <text:p>204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2">
            <text:p>502</text:p>
          </table:table-cell>
          <table:table-cell office:value-type="float" office:value="3387">
            <text:p>3387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and W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table:number-columns-repeated="2" office:value-type="string">
            <text:p>null</text:p>
          </table:table-cell>
          <table:table-cell office:value-type="float" office:value="48">
            <text:p>48</text:p>
          </table:table-cell>
          <table:table-cell office:value-type="string">
            <text:p>[WALL,XFER,HEL3,FOG2,INV2,CUR4,HEL3,CUR3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420">
            <text:p>342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GATOR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e]</text:p>
          </table:table-cell>
          <table:table-cell table:number-columns-repeated="2" office:value-type="string">
            <text:p>null</text:p>
          </table:table-cell>
          <table:table-cell office:value-type="float" office:value="96">
            <text:p>96</text:p>
          </table:table-cell>
          <table:table-cell office:value-type="string">
            <text:p>[RUSE,MITE,SLOW,DARK,SLEP,FIRE,LIT,HEAL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0">
            <text:p>4000</text:p>
          </table:table-cell>
          <table:table-cell office:value-type="float" office:value="3489">
            <text:p>3489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PHINX</text:p>
          </table:table-cell>
          <table:table-cell office:value-type="float" office:value="228">
            <text:p>228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AZE,FLASH,GAZE,FLASH]</text:p>
          </table:table-cell>
          <table:table-cell table:number-columns-repeated="2" office:value-type="float" office:value="3591">
            <text:p>359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ed D</text:p>
          </table:table-cell>
          <table:table-cell office:value-type="float" office:value="248">
            <text:p>248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IANT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POISON,POISON,POISON]</text:p>
          </table:table-cell>
          <table:table-cell office:value-type="float" office:value="5000">
            <text:p>5000</text:p>
          </table:table-cell>
          <table:table-cell office:value-type="float" office:value="4068">
            <text:p>4068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Zombie D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INK,INK,INK,INK]</text:p>
          </table:table-cell>
          <table:table-cell office:value-type="float" office:value="5000">
            <text:p>5000</text:p>
          </table:table-cell>
          <table:table-cell office:value-type="float" office:value="4245">
            <text:p>4245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GIANT</text:p>
          </table:table-cell>
          <table:table-cell office:value-type="float" office:value="336">
            <text:p>33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4344">
            <text:p>4344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GATOR</text:p>
          </table:table-cell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POISON,CREMATE,POISON]</text:p>
          </table:table-cell>
          <table:table-cell office:value-type="float" office:value="5000">
            <text:p>5000</text:p>
          </table:table-cell>
          <table:table-cell office:value-type="float" office:value="4584">
            <text:p>458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SNAKE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Psn/Stn]</text:p>
          </table:table-cell>
          <table:table-cell office:value-type="string">
            <text:p>[Fire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HUNDER,POISON,BLIZZARD,BLAZE]</text:p>
          </table:table-cell>
          <table:table-cell office:value-type="float" office:value="6000">
            <text:p>6000</text:p>
          </table:table-cell>
          <table:table-cell office:value-type="float" office:value="5496">
            <text:p>5496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 REX</text:p>
          </table:table-cell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string">
            <text:p>[TOXIC,TOXIC,TOXIC,TOXIC]</text:p>
          </table:table-cell>
          <table:table-cell office:value-type="float" office:value="3000">
            <text:p>3000</text:p>
          </table:table-cell>
          <table:table-cell office:value-type="float" office:value="6717">
            <text:p>671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rSHARK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7200">
            <text:p>720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EREBUS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Regenerativ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NUCLEAR,NUCLEAR,NUCLEAR,NUCLEAR]</text:p>
          </table:table-cell>
          <table:table-cell table:number-columns-repeated="2" office:value-type="float" office:value="32000">
            <text:p>32000</text:p>
          </table:table-cell>
          <table:table-cell office:value-type="string">
            <text:p>medium</text:p>
          </table:table-cell>
        </table:table-row>
      </table:table>
      <table:database-ranges>
        <table:database-range table:target-range-address="Sheet1.A2:Sheet1.AMJ1048576" table:contains-header="false">
          <table:sort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2017-10-13</text:date>, <text:time>13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3:47:22.52</dc:date>
    <meta:document-statistic meta:table-count="1" meta:cell-count="2967" meta:object-count="0"/>
    <meta:generator>OpenOffice/4.1.3$Win32 OpenOffice.org_project/413m1$Build-9783</meta:generator>
  </office:meta>
</office:document-meta>
</file>